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 Pets World</text:p>
      <text:p text:style-name="P1"/>
      <text:p text:style-name="P1">Description:</text:p>
      <text:p text:style-name="Standard">-Pets: dog, cat, reptile(Iguana, Chameleon) and bird</text:p>
      <text:p text:style-name="Standard">-Looking after your pets</text:p>
      <text:p text:style-name="Standard">-Be able to feed them</text:p>
      <text:p text:style-name="Standard">-Will need to poo and pee from time to time</text:p>
      <text:p text:style-name="Standard">-Neglected pets will die or get sick </text:p>
      <text:p text:style-name="Standard">-Choosing gender for the users pet</text:p>
      <text:p text:style-name="Standard">-Possible mating with other players pet </text:p>
      <text:p text:style-name="Standard">-Multiplayer feature</text:p>
      <text:p text:style-name="Standard">-Different environments(initially 3 levels): House, Garden, Park </text:p>
      <text:p text:style-name="Standard">-Cartoony graphics (similar to “finding monsters” game on VR)</text:p>
      <text:p text:style-name="Standard">-GUI that will help a user to choose the amount of food or water to feed its pet</text:p>
      <text:p text:style-name="Standard">-Play games with pets eg. Hide and Seek, catch the ball, follow the laser</text:p>
      <text:p text:style-name="Standard">-Brush their fur</text:p>
      <text:p text:style-name="Standard">-Controller required</text:p>
      <text:p text:style-name="Standard">-Develop for the daydream VR platfor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2T18:26:50.88</meta:creation-date>
    <meta:generator>OpenOffice/4.1.2$Win32 OpenOffice.org_project/412m3$Build-9782</meta:generator>
    <dc:date>2016-10-26T13:20:54.70</dc:date>
    <meta:editing-duration>PT2H1M42S</meta:editing-duration>
    <meta:editing-cycles>7</meta:editing-cycles>
    <meta:document-statistic meta:table-count="0" meta:image-count="0" meta:object-count="0" meta:page-count="1" meta:paragraph-count="17" meta:word-count="110" meta:character-count="648"/>
  </office:meta>
</office:document-meta>
</file>